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weight="bold" style:font-weight-asian="bold" style:font-weight-complex="bold"/>
    </style:style>
    <style:style style:name="P3" style:family="paragraph" style:parent-style-name="Standard">
      <style:paragraph-properties fo:margin-left="0cm" fo:margin-right="0cm" fo:margin-top="0cm" fo:margin-bottom="0.199cm" fo:line-height="100%" fo:text-align="start" style:justify-single-word="false" fo:text-indent="0cm" style:auto-text-indent="false"/>
      <style:text-properties style:font-name="Arial1" fo:font-size="10pt" style:font-name-asian="SimSun" style:font-size-asian="10pt" style:language-asian="de" style:country-asian="CH" style:font-name-complex="Arial2" style:font-size-complex="10pt"/>
    </style:style>
    <style:style style:name="P4" style:family="paragraph" style:parent-style-name="Standard">
      <style:paragraph-properties fo:margin-left="0cm" fo:margin-right="0cm" fo:margin-top="0cm" fo:margin-bottom="0.199cm" fo:line-height="100%" fo:text-align="justify" style:justify-single-word="false" fo:text-indent="0cm" style:auto-text-indent="false"/>
      <style:text-properties style:font-name="Arial1" fo:font-size="10pt" style:font-size-asian="10pt" style:language-asian="de" style:country-asian="CH" style:font-size-complex="10pt"/>
    </style:style>
    <style:style style:name="P5" style:family="paragraph" style:parent-style-name="Standard">
      <style:paragraph-properties fo:margin-left="0cm" fo:margin-right="0cm" fo:margin-top="0cm" fo:margin-bottom="0.199cm" fo:line-height="100%" fo:text-align="start" style:justify-single-word="false" fo:text-indent="0cm" style:auto-text-indent="false"/>
      <style:text-properties style:use-window-font-color="true" style:font-name="Arial1" fo:font-size="10pt" style:font-name-asian="SimSun" style:font-size-asian="10pt" style:language-asian="de" style:country-asian="CH" style:font-name-complex="Arial2" style:font-size-complex="10pt"/>
    </style:style>
    <style:style style:name="P6" style:family="paragraph" style:parent-style-name="Standard">
      <style:paragraph-properties fo:margin-left="0cm" fo:margin-right="0cm" fo:margin-top="0cm" fo:margin-bottom="0.199cm" fo:line-height="100%" fo:text-align="start" style:justify-single-word="false" fo:text-indent="0cm" style:auto-text-indent="false"/>
      <style:text-properties fo:color="#0000ff" style:font-name="Arial1" fo:font-size="10pt" style:font-name-asian="SimSun" style:font-size-asian="10pt" style:language-asian="de" style:country-asian="CH" style:font-name-complex="Arial2" style:font-size-complex="10pt"/>
    </style:style>
    <style:style style:name="P7" style:family="paragraph" style:parent-style-name="Standard">
      <style:paragraph-properties fo:margin-left="0cm" fo:margin-right="0cm" fo:margin-top="0cm" fo:margin-bottom="0.199cm" fo:line-height="100%" fo:text-align="start" style:justify-single-word="false" fo:text-indent="0cm" style:auto-text-indent="false"/>
      <style:text-properties fo:color="#0000ff" style:font-name="Arial1" fo:font-size="10pt" style:font-name-asian="Arial1" style:font-size-asian="10pt" style:language-asian="de" style:country-asian="CH" style:font-name-complex="Arial1" style:font-size-complex="10pt"/>
    </style:style>
    <style:style style:name="P8" style:family="paragraph" style:parent-style-name="Standard">
      <style:paragraph-properties fo:margin-left="0cm" fo:margin-right="0cm" fo:margin-top="0cm" fo:margin-bottom="0.199cm" fo:line-height="100%" fo:text-align="justify" style:justify-single-word="false" fo:text-indent="0cm" style:auto-text-indent="false"/>
      <style:text-properties fo:color="#0000ff" style:font-name="Arial" fo:font-size="10pt" style:font-size-asian="10pt" style:language-asian="de" style:country-asian="CH" style:font-size-complex="10pt"/>
    </style:style>
    <style:style style:name="P9" style:family="paragraph" style:parent-style-name="Standard">
      <style:paragraph-properties fo:text-align="center" style:justify-single-word="false" fo:break-before="page"/>
      <style:text-properties style:font-name="Arial" fo:font-weight="bold" style:font-weight-asian="bold" style:font-weight-complex="bold"/>
    </style:style>
    <style:style style:name="P10" style:family="paragraph" style:parent-style-name="Frame_20_contents">
      <style:paragraph-properties fo:margin-left="0cm" fo:margin-right="0cm" fo:margin-top="0cm" fo:margin-bottom="0.199cm" fo:line-height="100%" fo:text-align="justify" style:justify-single-word="false" fo:text-indent="0cm" style:auto-text-indent="false"/>
      <style:text-properties style:font-name="Arial" fo:font-size="10pt" fo:font-weight="normal" style:font-size-asian="10pt" style:language-asian="de" style:country-asian="CH" style:font-weight-asian="normal" style:font-size-complex="10pt" style:font-weight-complex="normal"/>
    </style:style>
    <style:style style:name="P11" style:family="paragraph" style:parent-style-name="Frame_20_contents">
      <style:paragraph-properties fo:margin-left="0cm" fo:margin-right="0cm" fo:margin-top="0cm" fo:margin-bottom="0.199cm" fo:line-height="100%" fo:text-align="justify" style:justify-single-word="false" fo:text-indent="0cm" style:auto-text-indent="false"/>
      <style:text-properties style:font-name="Arial" fo:font-size="10pt" style:font-size-asian="10pt" style:language-asian="de" style:country-asian="CH" style:font-size-complex="10pt"/>
    </style:style>
    <style:style style:name="P12" style:family="paragraph" style:parent-style-name="Frame_20_contents">
      <style:paragraph-properties fo:margin-top="0cm" fo:margin-bottom="0.199cm" fo:line-height="100%" fo:text-align="start" style:justify-single-word="false"/>
      <style:text-properties fo:color="#0000ff" style:font-name="Arial" fo:font-size="10pt" style:font-size-asian="10pt" style:font-size-complex="10pt"/>
    </style:style>
    <style:style style:name="P13" style:family="paragraph" style:parent-style-name="Frame_20_contents">
      <style:paragraph-properties fo:margin-top="0cm" fo:margin-bottom="0.199cm" fo:line-height="100%" fo:text-align="justify" style:justify-single-word="false"/>
      <style:text-properties fo:color="#0000ff" style:font-name="Arial" fo:font-size="10pt" style:font-size-asian="10pt" style:font-size-complex="10pt"/>
    </style:style>
    <style:style style:name="P14" style:family="paragraph" style:parent-style-name="Frame_20_contents">
      <style:paragraph-properties fo:margin-top="0cm" fo:margin-bottom="0.199cm" fo:line-height="100%" fo:text-align="start" style:justify-single-word="false"/>
      <style:text-properties fo:color="#0000ff" style:font-name="Arial1" fo:font-size="10pt" style:font-name-asian="Arial1" style:font-size-asian="10pt" style:font-name-complex="Arial1" style:font-size-complex="10pt"/>
    </style:style>
    <style:style style:name="P15" style:family="paragraph" style:parent-style-name="Frame_20_contents">
      <style:paragraph-properties fo:margin-top="0cm" fo:margin-bottom="0.199cm" fo:line-height="100%" fo:text-align="justify" style:justify-single-word="false"/>
      <style:text-properties style:font-name="Arial" fo:font-size="10pt" style:font-size-asian="10pt" style:font-size-complex="10pt"/>
    </style:style>
    <style:style style:name="P16" style:family="paragraph" style:parent-style-name="Frame_20_contents">
      <style:paragraph-properties fo:margin-top="0cm" fo:margin-bottom="0.199cm" fo:line-height="100%" fo:text-align="start" style:justify-single-word="false"/>
      <style:text-properties style:use-window-font-color="true" style:font-name="Arial" fo:font-size="10pt" style:font-size-asian="10pt" style:font-size-complex="10pt"/>
    </style:style>
    <style:style style:name="T1" style:family="text">
      <style:text-properties style:use-window-font-color="true" fo:font-weight="bold" style:font-name-asian="SimSun" style:font-weight-asian="bold" style:font-name-complex="Arial2" style:font-weight-complex="bold"/>
    </style:style>
    <style:style style:name="T2" style:family="text">
      <style:text-properties style:use-window-font-color="true" style:font-name-asian="SimSun" style:font-name-complex="Arial2"/>
    </style:style>
    <style:style style:name="T3" style:family="text">
      <style:text-properties style:use-window-font-color="true" fo:font-size="8pt" style:font-name-asian="SimSun" style:font-size-asian="8pt" style:font-name-complex="Arial2" style:font-size-complex="8pt"/>
    </style:style>
    <style:style style:name="T4" style:family="text">
      <style:text-properties style:use-window-font-color="true" style:font-name="Arial" fo:font-weight="normal" style:font-name-asian="SimSun" style:font-weight-asian="normal" style:font-name-complex="Arial2" style:font-weight-complex="normal"/>
    </style:style>
    <style:style style:name="T5" style:family="text">
      <style:text-properties fo:color="#0000ff"/>
    </style:style>
    <style:style style:name="T6" style:family="text">
      <style:text-properties fo:color="#0000ff" style:text-position="-33% 58%"/>
    </style:style>
    <style:style style:name="T7" style:family="text">
      <style:text-properties fo:color="#0000ff" style:text-position="-33% 58%" style:font-name-asian="SimSun" style:font-name-complex="Arial2"/>
    </style:style>
    <style:style style:name="T8" style:family="text">
      <style:text-properties fo:color="#0000ff" style:text-position="-33% 58%" style:font-name="Arial1" style:font-name-asian="SimSun" style:language-asian="de" style:country-asian="CH" style:font-name-complex="Arial2"/>
    </style:style>
    <style:style style:name="T9" style:family="text">
      <style:text-properties fo:color="#0000ff" style:text-position="-33% 58%" fo:font-weight="normal" style:font-name-asian="SimSun" style:font-weight-asian="normal" style:font-name-complex="Arial2" style:font-weight-complex="normal"/>
    </style:style>
    <style:style style:name="T10" style:family="text">
      <style:text-properties fo:color="#0000ff" style:text-position="-33% 58%" fo:font-weight="normal" style:font-name-asian="Arial1" style:font-weight-asian="normal" style:font-name-complex="Arial1" style:font-weight-complex="normal"/>
    </style:style>
    <style:style style:name="T11" style:family="text">
      <style:text-properties fo:color="#0000ff" style:font-name-asian="Arial1" style:font-name-complex="Arial1"/>
    </style:style>
    <style:style style:name="T12" style:family="text">
      <style:text-properties fo:color="#0000ff" style:text-position="super 58%"/>
    </style:style>
    <style:style style:name="T13" style:family="text">
      <style:text-properties fo:color="#0000ff" style:text-underline-style="solid" style:text-underline-type="double" style:text-underline-width="auto" style:text-underline-color="font-color"/>
    </style:style>
    <style:style style:name="T14" style:family="text">
      <style:text-properties fo:color="#0000ff" style:font-name="Arial1" style:font-name-asian="Arial1" style:font-name-complex="Arial1"/>
    </style:style>
    <style:style style:name="T15" style:family="text">
      <style:text-properties fo:color="#0000ff" style:font-name="Arial1" style:font-name-asian="Arial1" style:language-asian="de" style:country-asian="CH" style:font-name-complex="Arial1"/>
    </style:style>
    <style:style style:name="T16" style:family="text">
      <style:text-properties fo:color="#0000ff" style:font-name="Arial1" style:font-name-asian="SimSun" style:language-asian="de" style:country-asian="CH" style:font-name-complex="Arial2"/>
    </style:style>
    <style:style style:name="T17" style:family="text">
      <style:text-properties fo:color="#0000ff" style:font-name-asian="SimSun" style:font-name-complex="Arial2"/>
    </style:style>
    <style:style style:name="T18" style:family="text">
      <style:text-properties fo:color="#0000ff" fo:font-weight="normal" style:font-name-asian="Arial1" style:font-weight-asian="normal" style:font-name-complex="Arial1" style:font-weight-complex="normal"/>
    </style:style>
    <style:style style:name="T19" style:family="text">
      <style:text-properties fo:color="#0000ff" fo:font-weight="normal" style:font-name-asian="SimSun" style:font-weight-asian="normal" style:font-name-complex="Arial2" style:font-weight-complex="normal"/>
    </style:style>
    <style:style style:name="T20" style:family="text">
      <style:text-properties fo:color="#0000ff" style:font-name="Arial1" fo:font-weight="normal" style:font-name-asian="Arial1" style:font-weight-asian="normal" style:font-name-complex="Arial1" style:font-weight-complex="normal"/>
    </style:style>
    <style:style style:name="T21" style:family="text">
      <style:text-properties style:text-position="super 58%"/>
    </style:style>
    <style:style style:name="T22" style:family="text">
      <style:text-properties fo:font-weight="bold" style:font-name-asian="SimSun" style:font-weight-asian="bold" style:font-name-complex="Arial2" style:font-weight-complex="bold"/>
    </style:style>
    <style:style style:name="T23" style:family="text">
      <style:text-properties fo:font-weight="normal" style:font-name-asian="SimSun" style:font-weight-asian="normal" style:font-name-complex="Arial2" style:font-weight-complex="normal"/>
    </style:style>
    <style:style style:name="T24" style:family="text">
      <style:text-properties fo:font-weight="normal" style:font-name-asian="Arial1" style:font-weight-asian="normal" style:font-name-complex="Arial1" style:font-weight-complex="normal"/>
    </style:style>
    <style:style style:name="T25" style:family="text">
      <style:text-properties style:text-position="-33% 58%"/>
    </style:style>
    <style:style style:name="T26" style:family="text">
      <style:text-properties style:text-position="-33% 58%" fo:font-weight="normal" style:font-name-asian="SimSun" style:font-weight-asian="normal" style:font-name-complex="Arial2" style:font-weight-complex="normal"/>
    </style:style>
    <style:style style:name="T27" style:family="text">
      <style:text-properties style:text-position="-33% 58%" style:font-name-asian="SimSun" style:font-name-complex="Arial2"/>
    </style:style>
    <style:style style:name="T28" style:family="text">
      <style:text-properties style:text-position="-33% 58%" style:text-underline-style="none"/>
    </style:style>
    <style:style style:name="T29" style:family="text">
      <style:text-properties style:text-position="-33% 58%" style:text-underline-style="none" style:font-name-asian="SimSun" style:font-name-complex="Arial2"/>
    </style:style>
    <style:style style:name="T30" style:family="text">
      <style:text-properties style:text-position="-33% 58%" style:font-name="Arial1" style:font-name-asian="Arial1" style:font-name-complex="Arial1"/>
    </style:style>
    <style:style style:name="T31" style:family="text">
      <style:text-properties style:text-position="-33% 58%" style:font-name="Arial1" style:font-name-asian="SimSun" style:language-asian="de" style:country-asian="CH" style:font-name-complex="Arial2"/>
    </style:style>
    <style:style style:name="T32" style:family="text">
      <style:text-properties style:text-position="-33% 58%" style:font-name-asian="Arial1" style:font-name-complex="Arial1"/>
    </style:style>
    <style:style style:name="T33" style:family="text">
      <style:text-properties style:font-name-asian="Arial1" style:font-name-complex="Arial1"/>
    </style:style>
    <style:style style:name="T34" style:family="text">
      <style:text-properties style:text-underline-style="solid" style:text-underline-type="double" style:text-underline-width="auto" style:text-underline-color="font-color"/>
    </style:style>
    <style:style style:name="T35" style:family="text">
      <style:text-properties style:font-name="Arial1" style:font-name-asian="Arial1" style:font-name-complex="Arial1"/>
    </style:style>
    <style:style style:name="T36" style:family="text">
      <style:text-properties style:font-name="Arial1" style:font-name-asian="Arial1" style:language-asian="de" style:country-asian="CH" style:font-name-complex="Arial1"/>
    </style:style>
    <style:style style:name="T37" style:family="text">
      <style:text-properties style:font-name="Arial1" style:text-underline-style="none" style:font-name-asian="Arial1" style:font-name-complex="Arial1"/>
    </style:style>
    <style:style style:name="T38" style:family="text">
      <style:text-properties style:font-name="Arial1" style:text-underline-style="solid" style:text-underline-type="double" style:text-underline-width="auto" style:text-underline-color="font-color" style:font-name-asian="Arial1" style:font-name-complex="Arial1"/>
    </style:style>
    <style:style style:name="T39" style:family="text">
      <style:text-properties style:font-name="Arial1" style:font-name-asian="SimSun" style:language-asian="de" style:country-asian="CH" style:font-name-complex="Arial2"/>
    </style:style>
    <style:style style:name="T40" style:family="text">
      <style:text-properties style:font-name="Arial1" fo:font-weight="normal" style:font-name-asian="Arial1" style:font-weight-asian="normal" style:font-name-complex="Arial1" style:font-weight-complex="normal"/>
    </style:style>
    <style:style style:name="T41" style:family="text">
      <style:text-properties style:font-name-asian="SimSun" style:font-name-complex="Arial2"/>
    </style:style>
    <style:style style:name="T42" style:family="text">
      <style:text-properties style:text-line-through-style="solid" style:font-name-asian="SimSun" style:font-name-complex="Arial2"/>
    </style:style>
    <style:style style:name="T43" style:family="text">
      <style:text-properties style:text-line-through-style="solid" style:text-underline-style="none"/>
    </style:style>
    <style:style style:name="T44" style:family="text">
      <style:text-properties style:text-underline-style="none"/>
    </style:style>
    <style:style style:name="T45" style:family="text">
      <style:text-properties style:text-underline-style="none" style:font-name-asian="SimSun" style:font-name-complex="Arial2"/>
    </style:style>
    <style:style style:name="T46" style:family="text">
      <style:text-properties style:text-underline-style="none" style:font-name-asian="SimSun" style:font-name-complex="Arial2" style:text-overline-style="solid" style:text-overline-width="auto" style:text-overline-color="font-color"/>
    </style:style>
    <style:style style:name="T47" style:family="text">
      <style:text-properties style:text-underline-style="none" style:font-name-asian="SimSun" style:font-name-complex="Arial2" style:text-overline-style="none" style:text-overline-color="font-color"/>
    </style:style>
    <style:style style:name="T48" style:family="text">
      <style:text-properties style:text-position="0% 100%"/>
    </style:style>
    <style:style style:name="T49" style:family="text">
      <style:text-properties fo:color="#000000"/>
    </style:style>
    <style:style style:name="T50" style:family="text">
      <style:text-properties fo:color="#000000" style:font-name="Arial1" style:font-name-asian="Arial1" style:font-name-complex="Arial1"/>
    </style:style>
    <style:style style:name="T51" style:family="text">
      <style:text-properties fo:color="#00cc33"/>
    </style:style>
    <style:style style:name="T52" style:family="text">
      <style:text-properties fo:color="#00cc33" style:font-name="Arial1" style:font-name-asian="Arial1" style:font-name-complex="Arial1"/>
    </style:style>
    <style:style style:name="T53" style:family="text">
      <style:text-properties fo:color="#ff00ff" style:font-name-asian="SimSun" style:font-name-complex="Arial2"/>
    </style:style>
    <style:style style:name="T54" style:family="text">
      <style:text-properties fo:color="#ff00ff" style:font-name="Arial1" style:font-name-asian="Arial1" style:font-name-complex="Arial1"/>
    </style:style>
    <style:style style:name="T55" style:family="text">
      <style:text-properties fo:color="#ff3333" style:font-name-asian="SimSun" style:font-name-complex="Arial2"/>
    </style:style>
    <style:style style:name="T56" style:family="text">
      <style:text-properties fo:color="#ff3333" style:font-name="Arial1" style:font-name-asian="Arial1" style:font-name-complex="Arial1"/>
    </style:style>
    <style:style style:name="fr1" style:family="graphic" style:parent-style-name="Frame">
      <style:graphic-properties style:vertical-pos="top" style:vertical-rel="paragraph-content" style:horizontal-pos="center" style:horizontal-rel="paragraph"/>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ösungen Reaktionsenthalpie</text:p>
      <text:p text:style-name="P1"/>
      <text:p text:style-name="P1"/>
      <text:p text:style-name="P1"><draw:frame draw:style-name="fr1" draw:name="Rahmen1" text:anchor-type="paragraph" svg:width="17cm" draw:z-index="0"><draw:text-box fo:min-height="0.499cm"><text:p text:style-name="P4"><text:span text:style-name="T1">Aufgabe 10)</text:span><text:span text:style-name="T2"> <text:s/>Wie viel Wärme wird frei, wenn 6 g Kohlenstoff zur Reaktion mit Sauerstoff gebracht werden. Notieren Sie die Reaktionsgleichung.</text:span></text:p><text:p text:style-name="P3"/><text:p text:style-name="P5">1. Reaktionsgleichung:<text:tab/><text:tab/><text:span text:style-name="T5">C (s) + 1/2 O</text:span><text:span text:style-name="T6">2 </text:span><text:span text:style-name="T5">(g) </text:span><text:span text:style-name="T11">→</text:span><text:span text:style-name="T5"> CO (g) <text:tab/><text:tab/></text:span><text:span text:style-name="T11">∆</text:span><text:span text:style-name="T5">Hf° = -111 kJ/mol</text:span></text:p><text:p text:style-name="P6"/><text:p text:style-name="P5">2. Bedingende Faktoren:<text:tab/><text:span text:style-name="T5">12 g </text:span><text:span text:style-name="T12">12</text:span><text:span text:style-name="T5">C = 1 mol</text:span></text:p><text:p text:style-name="P6"><text:tab/><text:tab/><text:tab/><text:tab/>6 g <text:span text:style-name="T21">12</text:span>C = 0.5 mol (es können maximal 0.5 mol CO entstehen)</text:p><text:p text:style-name="P6"/><text:p text:style-name="P5">3. Berechnung:<text:tab/><text:tab/><text:tab/><text:span text:style-name="T5">Es werden 0.5 mol * (-111 kJ/mol) = -55.5 kJ an Wärme freigesetzt.</text:span></text:p><text:p text:style-name="P3"/></draw:text-box></draw:frame></text:p>
      <text:p text:style-name="P1"/>
      <text:p text:style-name="P1"><draw:frame draw:style-name="fr1" draw:name="Rahmen2" text:anchor-type="paragraph" svg:width="17cm" draw:z-index="1"><draw:text-box fo:min-height="0.499cm"><text:p text:style-name="P4"><text:span text:style-name="T22">Aufgabe 11)</text:span><text:span text:style-name="T23"> Wie viel Wärme wurde bei der Entstehung von 1.75 Gramm Rost (Fe</text:span><text:span text:style-name="T26">2</text:span><text:span text:style-name="T23">O</text:span><text:span text:style-name="T26">3</text:span><text:span text:style-name="T23">) freigesetzt? Notieren Sie die Reaktionsgleichung.</text:span></text:p><text:p text:style-name="P5">1. Reaktionsgleichung:<text:tab/><text:tab/><text:span text:style-name="T5">2 Fe (s) + 1.5 O</text:span><text:span text:style-name="T6">2</text:span><text:span text:style-name="T5"> (g) </text:span><text:span text:style-name="T11">→</text:span><text:span text:style-name="T5"> Fe</text:span><text:span text:style-name="T6">2</text:span><text:span text:style-name="T5">O</text:span><text:span text:style-name="T6">3</text:span><text:span text:style-name="T5"> (s)</text:span></text:p><text:p text:style-name="P6"/><text:p text:style-name="P5">2. Bedingende Faktoren:<text:tab/><text:span text:style-name="T5">M (Fe) = 55.85 g/mol, M (O) = 16 g/mol, M (Fe</text:span><text:span text:style-name="T6">2</text:span><text:span text:style-name="T5">O</text:span><text:span text:style-name="T6">3</text:span><text:span text:style-name="T5">) = 159.7 g/mol</text:span></text:p><text:p text:style-name="P6"><text:tab/><text:tab/><text:tab/><text:tab/>m = 1.75 g (Fe<text:span text:style-name="T25">2</text:span>O<text:span text:style-name="T25">3</text:span>), <text:span text:style-name="T33">∆</text:span>Hf° = -824 kJ/mol</text:p><text:p text:style-name="P6"><text:tab/><text:tab/><text:tab/><text:tab/>n = m/M = 1.75 g / 159.7 g/mol <text:tab/><text:tab/><text:span text:style-name="T33">→</text:span><text:tab/>n = 0.011 mol</text:p><text:p text:style-name="P6"/><text:p text:style-name="P5">3. Berechnung:<text:tab/><text:tab/><text:tab/><text:span text:style-name="T5">Es werden 0.011 mol * (-824 kJ/mol) = </text:span><text:span text:style-name="T13">-9.03 kJ</text:span><text:span text:style-name="T5"> Wärme freigesetzt.</text:span></text:p><text:p text:style-name="P3"/></draw:text-box></draw:frame></text:p>
      <text:p text:style-name="P1"/>
      <text:p text:style-name="P9">Lösungen Reaktionsenthalpie</text:p>
      <text:p text:style-name="P1"/>
      <text:p text:style-name="P1"/>
      <text:p text:style-name="P1"><draw:frame draw:style-name="fr1" draw:name="Rahmen3" text:anchor-type="paragraph" svg:width="17cm" draw:z-index="2"><draw:text-box fo:min-height="0.499cm"><text:p text:style-name="P4"><text:span text:style-name="T22">Aufgabe 12) </text:span><text:span text:style-name="T23">Die molare Standardbildungsenthalpie von Kohlenmonoxid (CO) ist </text:span><text:span text:style-name="T24">∆</text:span><text:span text:style-name="T23">Hf° = -111 kJ/mol. Die molare Standardbildungsenthalpie von Kohlenstoffdioxid (CO</text:span><text:span text:style-name="T26">2</text:span><text:span text:style-name="T23">) ist </text:span><text:span text:style-name="T24">∆</text:span><text:span text:style-name="T23">Hf° = -393 kJ/mol. Wie gross ist die Bildungsenthalpie von CO</text:span><text:span text:style-name="T26">2</text:span><text:span text:style-name="T23"> aus CO?</text:span></text:p><text:p text:style-name="P4"><text:span text:style-name="T23"/></text:p><text:p text:style-name="P4"><text:span text:style-name="T23">Lösungsweg 1) „CO</text:span><text:span text:style-name="T26">2</text:span><text:span text:style-name="T23"> entsteht aus CO“</text:span></text:p><text:p text:style-name="P4"><text:span text:style-name="T23">1.) Reaktionsgleichung: <text:tab/></text:span><text:span text:style-name="T19">CO (g) + 1/2 O</text:span><text:span text:style-name="T9">2</text:span><text:span text:style-name="T19"> (g) </text:span><text:span text:style-name="T20">→</text:span><text:span text:style-name="T19"> CO</text:span><text:span text:style-name="T9">2</text:span><text:span text:style-name="T19"> (g)</text:span></text:p><text:p text:style-name="P4"><text:span text:style-name="T4">2.) Berechnung:<text:tab/><text:tab/></text:span><text:span text:style-name="T18">∆H = ∑∆Hf° (Produkte) - ∑∆Hf° (Edukte)</text:span></text:p><text:p text:style-name="P4"><text:span text:style-name="T18"><text:tab/><text:tab/><text:tab/><text:tab/>∆H = [1 mol ∆Hf° (CO</text:span><text:span text:style-name="T10">2</text:span><text:span text:style-name="T18">)] – [1 mol ∆Hf° (CO) + 1/2 mol ∆Hf° (O</text:span><text:span text:style-name="T10">2</text:span><text:span text:style-name="T18">)</text:span></text:p><text:p text:style-name="P12"><text:tab/><text:tab/><text:tab/><text:tab/><text:span text:style-name="T35">∆H = [</text:span>1 mol * (-393 kJ/mol)] – [1 mol * (-111 kJ/mol) + 1/2 mol * (0 kJ/mol)]</text:p><text:p text:style-name="P8"><text:span text:style-name="T18"><text:tab/><text:tab/><text:tab/><text:tab/></text:span><text:span text:style-name="T40">∆H = -393 kJ + 111 kJ = -282 kJ</text:span></text:p><text:p text:style-name="P4"><text:span text:style-name="T23"/></text:p><text:p text:style-name="P15"/><text:p text:style-name="P15">Lösungsweg 2) die beiden Reaktionsgleichungen so anpassen, dass der elementare Kohlenstoff aus dem „Gleichungssystem“ herausgekürzt werden kann.</text:p><text:p text:style-name="P15"/><text:p text:style-name="P16">1. Reaktionsgleichungen:<text:tab/><text:tab/><text:span text:style-name="T5">C (s) + 1/2 O</text:span><text:span text:style-name="T6">2</text:span><text:span text:style-name="T5"> (g) </text:span><text:span text:style-name="T14">→</text:span><text:span text:style-name="T17"> CO (g)</text:span></text:p><text:p text:style-name="P12"><text:tab/><text:tab/><text:tab/><text:tab/><text:tab/>C (s) + O<text:span text:style-name="T25">2</text:span> (g) <text:span text:style-name="T35">→</text:span><text:span text:style-name="T41"> CO</text:span><text:span text:style-name="T27">2</text:span><text:span text:style-name="T41"> (g)</text:span></text:p><text:p text:style-name="P12"/><text:p text:style-name="P16">2. Bedingende Faktoren (C (s) kürzen), d.h. eine Reaktionsgleichung muss umgekehrt werden.</text:p><text:p text:style-name="P12"><text:tab/><text:tab/><text:tab/><text:tab/><text:tab/>CO (g) <text:span text:style-name="T35">→</text:span><text:span text:style-name="T41"> </text:span><text:span text:style-name="T42">C (s)</text:span><text:span text:style-name="T41"> + 1/2 O</text:span><text:span text:style-name="T27">2</text:span><text:span text:style-name="T41"> (g)</text:span></text:p><text:p text:style-name="P12"><text:tab/><text:tab/><text:tab/><text:tab/><text:tab/><text:span text:style-name="T43">C (s)</text:span><text:span text:style-name="T44"> + O</text:span><text:span text:style-name="T28">2</text:span><text:span text:style-name="T44"> (g) </text:span><text:span text:style-name="T37">→</text:span><text:span text:style-name="T45"> CO</text:span><text:span text:style-name="T29">2</text:span><text:span text:style-name="T45"> (g) (2. Rkt. Gl umgekehrt)</text:span></text:p><text:p text:style-name="P12"><text:span text:style-name="T45"><text:tab/><text:tab/><text:tab/><text:tab/><text:tab/></text:span><text:span text:style-name="T46"><text:tab/><text:tab/><text:tab/></text:span></text:p><text:p text:style-name="P12"><text:tab/><text:tab/><text:tab/><text:tab/><text:tab/>CO (g) + O<text:span text:style-name="T25">2</text:span> (g) <text:span text:style-name="T35">→</text:span><text:span text:style-name="T41"> 1/2 O</text:span><text:span text:style-name="T27">2</text:span><text:span text:style-name="T41"> (g) CO</text:span><text:span text:style-name="T27">2</text:span><text:span text:style-name="T41"> (g) (Sauerstoff kürzen)</text:span></text:p><text:p text:style-name="P12"><text:tab/><text:tab/><text:tab/><text:tab/><text:tab/>CO (g) + 1/2 O<text:span text:style-name="T25">2</text:span> (g) <text:span text:style-name="T35">→</text:span><text:span text:style-name="T41"> CO</text:span><text:span text:style-name="T27">2</text:span><text:span text:style-name="T41"> (g)</text:span></text:p><text:p text:style-name="P12"/><text:p text:style-name="P16">3. Berechnung: <text:s/><text:tab/><text:span text:style-name="T14">∆H = ∑∆Hf° (Produkte) - ∑∆Hf° (Edukte)</text:span></text:p><text:p text:style-name="P12"><text:tab/><text:tab/><text:tab/>(Produkt ist 1 mol CO<text:span text:style-name="T25">2</text:span>, Edukte sind 1 mol CO und 1/2 mol O<text:span text:style-name="T25">2</text:span><text:span text:style-name="T48">)</text:span></text:p><text:p text:style-name="P12"><text:tab/><text:tab/><text:tab/><text:span text:style-name="T35">∆H = [1 mol ∆Hf° (CO</text:span><text:span text:style-name="T30">2</text:span><text:span text:style-name="T35">)] – [1 mol ∆Hf° (CO) + 1/2 mol ∆Hf° (O</text:span><text:span text:style-name="T30">2</text:span><text:span text:style-name="T35">)</text:span></text:p><text:p text:style-name="P12"><text:tab/><text:tab/><text:tab/><text:span text:style-name="T35">∆H = [</text:span>1 mol * (-393 kJ/mol)] – [1 mol * (-111 kJ/mol) + 1/2 mol * (0 kJ/mol)]</text:p><text:p text:style-name="P12"><text:tab/><text:tab/><text:tab/><text:span text:style-name="T35">∆H = -393 kJ + 111 kJ = -282 kJ</text:span></text:p><text:p text:style-name="P14"/><text:p text:style-name="P12">Die molare Standardbildungsenthalpie von CO<text:span text:style-name="T25">2</text:span> aus CO beträgt <text:span text:style-name="T34">-282 kJ</text:span></text:p></draw:text-box></draw:frame></text:p>
      <text:p text:style-name="P1"/>
      <text:p text:style-name="P9">Lösungen Reaktionsenthalpie</text:p>
      <text:p text:style-name="P1"/>
      <text:p text:style-name="P1"/>
      <text:p text:style-name="P1"><draw:frame draw:style-name="fr1" draw:name="Rahmen4" text:anchor-type="paragraph" svg:width="17cm" draw:z-index="3"><draw:text-box fo:min-height="0.499cm"><text:p text:style-name="P10"><text:span text:style-name="T22">Aufgabe 13)</text:span><text:span text:style-name="T41"> Ammoniakgas reagiert mit Chlorgas zu Stickstoff und Chlorwasserstoff. Formulieren Sie die Reaktionsgleichung und berechnen Sie die Reaktionsenthalpie aus den Standardbildungs-enthalpien.</text:span></text:p><text:p text:style-name="P15"/><text:p text:style-name="P15">1. Reaktionsgleichung:<text:tab/><text:tab/><text:span text:style-name="T49">2</text:span><text:span text:style-name="T5"> NH</text:span><text:span text:style-name="T6">3</text:span><text:span text:style-name="T5"> (g) + </text:span><text:span text:style-name="T51">3</text:span><text:span text:style-name="T5"> Cl</text:span><text:span text:style-name="T6">2</text:span><text:span text:style-name="T5"> (g) </text:span><text:span text:style-name="T14">→</text:span><text:span text:style-name="T17"> </text:span><text:span text:style-name="T53">1</text:span><text:span text:style-name="T17"> N</text:span><text:span text:style-name="T7">2</text:span><text:span text:style-name="T17"> (g) + </text:span><text:span text:style-name="T55">6</text:span><text:span text:style-name="T17"> HCl (g)</text:span></text:p><text:p text:style-name="P15"/><text:p text:style-name="P15">2. Bedingende Faktoren:<text:tab/><text:span text:style-name="T15">∆</text:span><text:span text:style-name="T16">Hf° (NH</text:span><text:span text:style-name="T8">3</text:span><text:span text:style-name="T16">) (g) = -46 kJ/mol; </text:span><text:span text:style-name="T15">∆</text:span><text:span text:style-name="T16">Hf° (Cl</text:span><text:span text:style-name="T8">2</text:span><text:span text:style-name="T16">) (g) = 0 kJ/mol</text:span></text:p><text:p text:style-name="P13"><text:tab/><text:tab/><text:tab/><text:tab/><text:span text:style-name="T36">∆</text:span><text:span text:style-name="T39">Hf° (HCl) (g) = -92 kJ/mol; </text:span><text:span text:style-name="T36">∆</text:span><text:span text:style-name="T39">Hf° (N</text:span><text:span text:style-name="T31">2</text:span><text:span text:style-name="T39">) (g) = 0 kJ/mol</text:span></text:p><text:p text:style-name="P15"/><text:p text:style-name="P15">3. Berechnung: <text:span text:style-name="T14">∆H = ∑∆Hf° (Produkte) - ∑∆Hf° (Edukte)</text:span></text:p><text:p text:style-name="P12"><text:span text:style-name="T35"><text:tab/><text:tab/>∆H = [</text:span><text:span text:style-name="T56">6</text:span><text:span text:style-name="T35"> mol ∆Hf° (HCl) + </text:span><text:span text:style-name="T54">1</text:span><text:span text:style-name="T35"> mol ∆Hf° (N</text:span><text:span text:style-name="T30">2</text:span><text:span text:style-name="T35">)] – [</text:span><text:span text:style-name="T50">2</text:span><text:span text:style-name="T35"> mol ∆Hf° (NH</text:span><text:span text:style-name="T30">3</text:span><text:span text:style-name="T35">) + </text:span><text:span text:style-name="T52">3</text:span><text:span text:style-name="T35"> mol ∆Hf° (Cl</text:span><text:span text:style-name="T30">2</text:span><text:span text:style-name="T35">)</text:span></text:p><text:p text:style-name="P13"><text:tab/><text:tab/><text:span text:style-name="T35">∆H = [6 mol * (-92 kJ/mol) + 1 mol * (0 kJ/mol)] – [2 mol * (-46 kJ/mol) + 3 mol * (0 kJ/mol)</text:span></text:p><text:p text:style-name="P13"><text:tab/><text:tab/><text:span text:style-name="T35">∆H = -552 kJ + 92 kJ = </text:span><text:span text:style-name="T38">-460 kJ</text:span></text:p></draw:text-box></draw:frame></text:p>
      <text:p text:style-name="P1"/>
      <text:p text:style-name="P1"><draw:frame draw:style-name="fr1" draw:name="Rahmen5" text:anchor-type="paragraph" svg:width="17cm" draw:z-index="4"><draw:text-box fo:min-height="0.499cm"><text:p text:style-name="P11"><text:span text:style-name="T1">Aufgabe 14)</text:span><text:span text:style-name="T2"> Eisenoxid (Fe</text:span><text:span text:style-name="T3">2</text:span><text:span text:style-name="T2">O</text:span><text:span text:style-name="T3">3</text:span><text:span text:style-name="T2">) wird mit Hilfe von Kohlenstoffmonoxid (CO) zu elementarem Eisen und Kohlenstoffdioxid reduziert. Formulieren Sie die Reaktionsgleichung. Welche Masse Eisenoxid wurde eingesetzt, wenn dabei 161.55 MJ Reaktionswärme freisetzt wurden? Wieviel Roheisen kann maximal aus dieser Menge Eisenoxid gewonnen werden?</text:span></text:p><text:p text:style-name="P5"/><text:p text:style-name="P5">1. Reaktionsgleichung<text:tab/><text:tab/><text:span text:style-name="T5">Fe</text:span><text:span text:style-name="T6">2</text:span><text:span text:style-name="T5">O</text:span><text:span text:style-name="T6">3</text:span><text:span text:style-name="T5"> (s) + 3 CO (g) </text:span><text:span text:style-name="T11">→</text:span><text:span text:style-name="T5"> 2 Fe (s) + 3 CO</text:span><text:span text:style-name="T6">2</text:span><text:span text:style-name="T5"> (g)</text:span></text:p><text:p text:style-name="P5"/><text:p text:style-name="P5">2. Bedingende Faktoren<text:tab/><text:span text:style-name="T5">Freigesetzte Energie: 161.55 MJ = 161´550 kJ</text:span></text:p><text:p text:style-name="P6"><text:tab/><text:tab/><text:tab/><text:tab/><text:span text:style-name="T33">∆</text:span>Hf° (Fe<text:span text:style-name="T25">2</text:span>O<text:span text:style-name="T25">3</text:span>) (s) = -824 kJ/mol; <text:span text:style-name="T33">∆</text:span>Hf° (CO) (g) = -111 kJ/mol</text:p><text:p text:style-name="P6"><text:tab/><text:tab/><text:tab/><text:tab/><text:span text:style-name="T33">∆</text:span>Hf° (Fe) (s) = 0 kJ/mol; <text:span text:style-name="T33">∆</text:span>Hf° (CO<text:span text:style-name="T25">2</text:span>) (g) = -393 kJ/mol</text:p><text:p text:style-name="P6"><text:tab/><text:tab/><text:tab/><text:tab/>M (Fe<text:span text:style-name="T25">2</text:span>O<text:span text:style-name="T25">3</text:span>) = 159.7 g/mol, M (Fe) = 55.85 g/mol</text:p><text:p text:style-name="P3"/><text:p text:style-name="P3">3. Berechnung: <text:span text:style-name="T11">∆H = ∑∆Hf° (Produkte) - ∑∆Hf° (Edukte)</text:span></text:p><text:p text:style-name="P6"><text:tab/><text:tab/><text:span text:style-name="T33">∆H = [3 mol ∆Hf° (CO</text:span><text:span text:style-name="T32">2</text:span><text:span text:style-name="T33">) + 2 mol ∆Hf° (Fe)] – [1 mol ∆Hf° (Fe</text:span><text:span text:style-name="T32">2</text:span><text:span text:style-name="T33">O</text:span><text:span text:style-name="T32">3</text:span><text:span text:style-name="T33">) + </text:span>3 mol <text:span text:style-name="T33">∆Hf° (CO)]</text:span></text:p><text:p text:style-name="P6"><text:tab/><text:tab/><text:span text:style-name="T33">∆H = [3 mol * (-393 kJ/mol) + 2 mol * (0 kJ/mol)] – [1 mol * (-824 kJ/mol) </text:span></text:p><text:p text:style-name="P7"><text:tab/><text:tab/><text:tab/><text:tab/><text:tab/><text:tab/><text:tab/><text:tab/><text:tab/>+ 3 mol * (-111 kJ/mol)]</text:p><text:p text:style-name="P7"><text:tab/><text:tab/>∆H = -1179 kJ + 824 kJ + 333 kJ = -22 kJ (aus 1 Mol Eisenoxid)</text:p><text:p text:style-name="P3">Welche Menge Eisenoxid erzeugt 161´550 kJ Wärmeenergie?</text:p><text:p text:style-name="P6"><text:tab/><text:tab/>161´550 kJ / 22 kJ/mol = 7343.2 mol</text:p><text:p text:style-name="P6"><text:tab/><text:tab/>7343.2 mol x 159.7 g/mol = 1´172´709 g = 1.17 t</text:p><text:p text:style-name="P3">Wie viel % Eisen enthält Rost?</text:p><text:p text:style-name="P6"><text:tab/><text:tab/>M (Fe) / M(Fe<text:span text:style-name="T25">2</text:span>O<text:span text:style-name="T25">3</text:span>) = 100% x 111.7 g/mol /159.7 g/mol = 70% (=0.7)</text:p><text:p text:style-name="P6">Aus 1.17 Tonnen Rost kann man maximal 1.17 t x 0.7 = <text:span text:style-name="T34">0.819 t</text:span><text:span text:style-name="T44"> Eisen</text:span> gewonnen werden.</text:p><text:p text:style-name="P3"/></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Frame_20_contents" style:display-name="Frame contents" style:family="paragraph" style:parent-style-name="Text_20_body"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bias Merz</meta:initial-creator>
    <meta:creation-date>2018-11-16T09:12:05.02</meta:creation-date>
    <dc:date>2018-11-16T09:38:53.64</dc:date>
    <dc:creator>Tobias Merz</dc:creator>
    <meta:editing-duration>PT26M47S</meta:editing-duration>
    <meta:editing-cycles>3</meta:editing-cycles>
    <meta:generator>OpenOffice/4.1.5$Win32 OpenOffice.org_project/415m1$Build-9789</meta:generator>
    <meta:document-statistic meta:table-count="0" meta:image-count="0" meta:object-count="0" meta:page-count="3" meta:paragraph-count="61" meta:word-count="806" meta:character-count="4289"/>
  </office:meta>
</office:document-meta>
</file>